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size="11pt" style:font-size-asian="11pt" style:font-size-complex="11pt"/>
    </style:style>
    <style:style style:name="P2" style:family="paragraph" style:parent-style-name="Preformatted_20_Text">
      <style:paragraph-properties fo:text-align="center" style:justify-single-word="false"/>
      <style:text-properties fo:font-size="11pt" style:font-size-asian="11pt" style:font-size-complex="11pt"/>
    </style:style>
    <style:style style:name="P3" style:family="paragraph" style:parent-style-name="Preformatted_20_Text">
      <style:text-properties fo:font-size="11pt" fo:font-weight="bold" style:font-size-asian="11pt" style:font-weight-asian="bold" style:font-size-complex="11pt" style:font-weight-complex="bold"/>
    </style:style>
    <style:style style:name="P4" style:family="paragraph" style:parent-style-name="Preformatted_20_Text">
      <style:text-properties fo:font-size="11pt" style:font-size-asian="11pt" style:font-size-complex="11pt"/>
    </style:style>
    <style:style style:name="P5" style:family="paragraph" style:parent-style-name="Preformatted_20_Text">
      <style:text-properties fo:font-size="11pt" fo:font-weight="bold" style:font-size-asian="11pt" style:font-weight-asian="bold" style:font-size-complex="11pt" style:font-weight-complex="bold"/>
    </style:style>
    <style:style style:name="P6" style:family="paragraph" style:parent-style-name="Preformatted_20_Text">
      <style:text-properties fo:font-size="11pt" fo:font-weight="normal" style:font-size-asian="11pt" style:font-weight-asian="normal" style:font-size-complex="11pt" style:font-weight-complex="normal"/>
    </style:style>
    <style:style style:name="P7" style:family="paragraph" style:parent-style-name="Preformatted_20_Text">
      <style:text-properties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Preformatted_20_Text">
      <style:text-properties fo:font-size="11pt" fo:font-style="italic" style:font-size-asian="11pt" style:font-style-asian="italic" style:font-size-complex="11pt" style:font-style-complex="italic"/>
    </style:style>
    <style:style style:name="P9" style:family="paragraph" style:parent-style-name="Preformatted_20_Text">
      <style:text-properties fo:font-size="6pt" fo:font-weight="bold" style:font-size-asian="6pt" style:font-weight-asian="bold" style:font-size-complex="6pt" style:font-weight-complex="bold"/>
    </style:style>
    <style:style style:name="P10" style:family="paragraph">
      <style:paragraph-properties fo:text-align="center"/>
    </style:style>
    <style:style style:name="P11" style:family="paragraph">
      <style:paragraph-properties fo:text-align="center"/>
      <style:text-properties fo:font-weight="bold" style:font-weight-asian="bold" style:font-weight-complex="bold"/>
    </style:style>
    <style:style style:name="P12" style:family="paragraph">
      <style:text-properties fo:font-weight="bold" style:font-weight-asian="bold" style:font-weight-complex="bold"/>
    </style:style>
    <style:style style:name="P13" style:family="paragraph">
      <style:paragraph-properties fo:text-align="star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fo:font-style="normal" style:font-style-asian="normal" style:font-style-complex="normal"/>
    </style:style>
    <style:style style:name="T4" style:family="text">
      <style:text-properties style:text-position="0% 100%" fo:font-style="normal" style:font-style-asian="normal" style:font-style-complex="normal"/>
    </style:style>
    <style:style style:name="T5" style:family="text">
      <style:text-properties style:text-position="sub 58%"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text-position="sub 58%" fo:font-weight="bold" style:font-weight-asian="bold" style:font-weight-complex="bold"/>
    </style:style>
    <style:style style:name="T8" style:family="text">
      <style:text-properties style:text-position="0% 100%" fo:font-size="10pt" fo:font-weight="bold" style:font-size-asian="10pt" style:font-weight-asian="bold" style:font-size-complex="10pt" style:font-weight-complex="bold"/>
    </style:style>
    <style:style style:name="T9" style:family="text">
      <style:text-properties style:text-position="0% 100%" fo:font-weight="bold" style:font-weight-asian="bold" style:font-weight-complex="bold"/>
    </style:style>
    <style:style style:name="T10" style:family="text">
      <style:text-properties style:text-position="0% 100%" fo:font-size="10pt" style:font-size-asian="10pt" style:font-size-complex="10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5"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mpilation Techniques – 046266</text:p>
      <text:p text:style-name="P2">Final Project – Summary</text:p>
      <text:p text:style-name="P2"/>
      <text:p text:style-name="P1">Andrey Gelman</text:p>
      <text:p text:style-name="P1">(agelman@tx.technion.ac.il)</text:p>
      <text:p text:style-name="P1"/>
      <text:p text:style-name="P1">Niv Aibester</text:p>
      <text:p text:style-name="P1">(aibester@tx.technioin.ac.il)</text:p>
      <text:p text:style-name="P1"/>
      <text:p text:style-name="P1">11 – Mar – 2012</text:p>
      <text:p text:style-name="P1"/>
      <text:p text:style-name="P3">Building the code</text:p>
      <text:p text:style-name="P6">The project was built under Ubuntu 10.04 (Linux 2.6.32, gcc 4.4.3).</text:p>
      <text:p text:style-name="P6">We do not know whether it can be built on older platform.</text:p>
      <text:p text:style-name="P6">However, we attach statically compiled executable.</text:p>
      <text:p text:style-name="P6"/>
      <text:p text:style-name="P6">The project has the following directory tree:</text:p>
      <text:p text:style-name="P6">bin</text:p>
      <text:p text:style-name="P6">doc</text:p>
      <text:p text:style-name="P6">obj</text:p>
      <text:p text:style-name="P6">src</text:p>
      <text:p text:style-name="P6">test</text:p>
      <text:p text:style-name="P6"/>
      <text:p text:style-name="P6">Proceed to <text:span text:style-name="T1">src</text:span><text:span text:style-name="T2"> folder.</text:span></text:p>
      <text:p text:style-name="P6"><text:span text:style-name="T2">$ make clean</text:span></text:p>
      <text:p text:style-name="P6"><text:span text:style-name="T2">$ make</text:span></text:p>
      <text:p text:style-name="P6"/>
      <text:p text:style-name="P6">Upon completion <text:span text:style-name="T1">bin</text:span><text:span text:style-name="T2"> folder will contain 2 executables:</text:span></text:p>
      <text:p text:style-name="P6"><text:span text:style-name="T2">rcc<text:tab/>- the project objective compiler</text:span></text:p>
      <text:p text:style-name="P6"><text:span text:style-name="T2">rx<text:tab/>- </text:span><text:span text:style-name="T1">riski</text:span><text:span text:style-name="T2"> emulator for running compiled code</text:span></text:p>
      <text:p text:style-name="P3"/>
      <text:p text:style-name="P3">Test run</text:p>
      <text:p text:style-name="P7">test<text:span text:style-name="T2"> folder contains a few test cases.</text:span></text:p>
      <text:p text:style-name="P7"><text:span text:style-name="T2">At least these test cases should work flawlessly.</text:span></text:p>
      <text:p text:style-name="P7"><text:span text:style-name="T2"/></text:p>
      <text:p text:style-name="P7"><text:span text:style-name="T2">test-1.in<text:tab/>- basic code constructs test, including a simple function</text:span></text:p>
      <text:p text:style-name="P7"><text:span text:style-name="T2">test-2.in<text:tab/>- function call test – recursive implementation of a</text:span><text:span text:style-name="T3">b</text:span><text:span text:style-name="T4">.</text:span></text:p>
      <text:p text:style-name="P7"><text:span text:style-name="T4">test-3.in<text:tab/>- constant propagation test – some simple code that is able to benefit from this</text:span></text:p>
      <text:p text:style-name="P7"><text:span text:style-name="T4"><text:tab/><text:tab/> <text:s/>optimization</text:span></text:p>
      <text:p text:style-name="P6"/>
      <text:p text:style-name="P6">from <text:span text:style-name="T1">src</text:span><text:span text:style-name="T2"> folder …</text:span></text:p>
      <text:p text:style-name="P6"><text:span text:style-name="T2">$ ../bin/rcc -const test-1.in /tmp/test-1.out</text:span></text:p>
      <text:p text:style-name="P6"><text:span text:style-name="T2">$ ../bin/rx /tmp/test-1.out</text:span></text:p>
      <text:p text:style-name="P6"/>
      <text:p text:style-name="P3">Architectural decisions explanation</text:p>
      <text:p text:style-name="P1">The compiler is implemented in C++ with “C accent” to simplify integration with Bison.</text:p>
      <text:p text:style-name="P1">The design relies on 3 basic data structures:</text:p>
      <text:p text:style-name="P1">- Symbol (CSymbol)</text:p>
      <text:p text:style-name="P1">- Instruction (Instruction)</text:p>
      <text:p text:style-name="P1">- Code Block (CCodeBlock)</text:p>
      <text:p text:style-name="P1"/>
      <text:p text:style-name="P1">Code Block adds instructions as they are emitted.</text:p>
      <text:p text:style-name="P1">Basically, Code Block might represent a basic block, but in this project we didn't have to go that far.</text:p>
      <text:p text:style-name="P1"><text:soft-page-break/>Code Block class implements a method per machine instruction.</text:p>
      <text:p text:style-name="P1">If we name Code Block object <text:span text:style-name="T1">emit</text:span> – so called syntactic sugar, then</text:p>
      <text:p text:style-name="P1">emit.halt() <text:s/>will emit the <text:span text:style-name="T1">halt</text:span><text:span text:style-name="T2"> instruction.</text:span></text:p>
      <text:p text:style-name="P1"><text:span text:style-name="T2">As we target a single hardware/emulator architecture, we don't need intermediate representation. However, some kind of convenience (intermediate) representation was developed in the course of the work in order to abstract out some low level details. For example</text:span></text:p>
      <text:p text:style-name="P1"><text:span text:style-name="T2">emit.arith(op, dest, src</text:span><text:span text:style-name="T5">0</text:span><text:span text:style-name="T4">, src</text:span><text:span text:style-name="T5">1</text:span><text:span text:style-name="T4">) <text:s/>will optionally emit more than one machine instruction, coping internally with any arithmetic operator and data type casting where appropriate.</text:span></text:p>
      <text:p text:style-name="P1"><text:span text:style-name="T4"/></text:p>
      <text:p text:style-name="P1"><text:span text:style-name="T4">Instruction encompasses an opcode and 3 argument pointers: source 0, source 1, destination.</text:span></text:p>
      <text:p text:style-name="P1"><text:span text:style-name="T4"/></text:p>
      <text:p text:style-name="P1"><text:span text:style-name="T4">Symbol encompasses any objects that are able to serve as instruction arguments: variables, constants (aka immediate operands), labels, function(s).</text:span></text:p>
      <text:p text:style-name="P1"><text:span text:style-name="T4">A Symbol may serve as a short-cut to another Symbol (using underlying linked list) – this is the basis of Backpatching implementation, where we link multiple unknown-destination labels to a single known-destination label.</text:span></text:p>
      <text:p text:style-name="P1"><text:span text:style-name="T4"/></text:p>
      <text:p text:style-name="P1"><text:span text:style-name="T4">As our emulator provides amount of registers close to infinity, there is no need in garbage collected register allocator. Each time a variable symbol is created, it is allocated a distinct register. Only in a few obvious cases registers that have no future use are released.</text:span></text:p>
      <text:p text:style-name="P1"/>
      <text:p text:style-name="P3">Symbol table</text:p>
      <text:p text:style-name="P1">In our semantics a symbol table is called a scope.</text:p>
      <text:p text:style-name="P1">As we started the compiler design slightly before the requirements were published, variable scoping was supported initially and disabled later on.</text:p>
      <text:p text:style-name="P1">Each scope is implemented by STL map that uses variable name as a key, and Symbol data structure as a value.</text:p>
      <text:p text:style-name="P1">The purpose of symbol table is to allow referencing variables by name. Internally we do not reference symbols by name, rather holding pointers to Symbol objects. Consequently, only user variables has to be inserted in the symbol table.</text:p>
      <text:p text:style-name="P1">Additionally there are 3 named registers that are referenced by their names and, consequently, are inserted in the symbol table:</text:p>
      <text:p text:style-name="P1">- @LR – Link Register</text:p>
      <text:p text:style-name="P1">- @FP – Frame Pointer</text:p>
      <text:p text:style-name="P1">- @SP – Stack Pointer</text:p>
      <text:p text:style-name="P1">As a matter of fact, these are merely regular variables defined in the outermost scope and associated with special registers. Their names are such that a user cannot accidentally give these names to his variables.</text:p>
      <text:p text:style-name="P1">The last resident of the symbol table is the function symbol with predefined name @function. We were not limited to a single function if the language grammar would allow so.</text:p>
      <text:p text:style-name="P1">Any other (internally generated) symbol may also be inserted in the table, but this is unnecessary.</text:p>
      <text:p text:style-name="P1"/>
      <text:p text:style-name="P1">Each symbol is inserted in the symbol table as it is defined (including function(s)). Named registers are inserted in the course of initialization.</text:p>
      <text:p text:style-name="P1"/>
      <text:p text:style-name="P1"/>
      <text:p text:style-name="P1"/>
      <text:p text:style-name="P1"/>
      <text:p text:style-name="P1"/>
      <text:p text:style-name="P1"/>
      <text:p text:style-name="P1"/>
      <text:p text:style-name="P1"/>
      <text:p text:style-name="P1"/>
      <text:p text:style-name="P3"><text:soft-page-break/>Function call and activation record</text:p>
      <text:p text:style-name="P1">For function call an activation record of the simplest design is used:</text:p>
      <text:p text:style-name="P1"><draw:rect text:anchor-type="paragraph" draw:z-index="0" draw:style-name="gr1" draw:text-style-name="P11" svg:width="2.0004in" svg:height="0.5004in" svg:x="0.0091in" svg:y="0.2965in"><text:p text:style-name="P10"><text:span text:style-name="T6">(old) FP</text:span></text:p></draw:rect><draw:frame text:anchor-type="paragraph" draw:z-index="13" draw:style-name="gr6" draw:text-style-name="P12" svg:width="0.4169in" svg:height="0.2295in" svg:x="2.6028in" svg:y="0.8299in"><draw:text-box><text:p><text:span text:style-name="T6">FP</text:span></text:p></draw:text-box></draw:frame><text:tab/><text:tab/><text:tab/><text:tab/><text:tab/><text:tab/><text:tab/><text:tab/></text:p>
      <text:p text:style-name="P1"><text:tab/><text:tab/><text:tab/><text:tab/><text:tab/><text:tab/><text:tab/><text:tab/>Legend:</text:p>
      <text:p text:style-name="P1"><draw:custom-shape text:anchor-type="paragraph" draw:z-index="11" draw:style-name="gr4" svg:width="0.5315in" svg:height="0.2815in" svg:x="2.0402in" svg:y="0.435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5" draw:style-name="gr1" draw:text-style-name="P10" svg:width="1.5106in" svg:height="0.2189in" svg:x="3.9571in" svg:y="0.0602in"><text:p text:style-name="P13">caller's responsibility</text:p></draw:rect><text:tab/><text:tab/><text:tab/><text:tab/><text:tab/><text:tab/><text:tab/><text:tab/></text:p>
      <text:p text:style-name="P1"><draw:rect text:anchor-type="paragraph" draw:z-index="2" draw:style-name="gr1" draw:text-style-name="P11" svg:width="2.0004in" svg:height="0.5004in" svg:x="0.0091in" svg:y="0.6591in"><text:p text:style-name="P10"><text:span text:style-name="T6">arg</text:span><text:span text:style-name="T7">0</text:span></text:p></draw:rect></text:p>
      <text:p text:style-name="P1"/>
      <text:p text:style-name="P1"><text:tab/><text:tab/><text:tab/><text:tab/><text:tab/><text:tab/><text:tab/><text:tab/></text:p>
      <text:p text:style-name="P1"><draw:rect text:anchor-type="paragraph" draw:z-index="1" draw:style-name="gr2" draw:text-style-name="P11" svg:width="2.0004in" svg:height="0.5004in" svg:x="0.0091in" svg:y="-0.3681in"><text:p text:style-name="P10"><text:span text:style-name="T6">ret. value</text:span></text:p></draw:rect><draw:rect text:anchor-type="paragraph" draw:z-index="3" draw:style-name="gr1" draw:text-style-name="P11" svg:width="2.0004in" svg:height="0.5004in" svg:x="0.0091in" svg:y="0.628in"><text:p text:style-name="P10"><text:span text:style-name="T6">arg</text:span><text:span text:style-name="T7">1</text:span></text:p></draw:rect><text:tab/><text:tab/><text:tab/><text:tab/><text:tab/><text:tab/><text:tab/><text:tab/>Stack is growing towards high addresses.</text:p>
      <text:p text:style-name="P1"><draw:custom-shape text:anchor-type="paragraph" draw:z-index="12" draw:style-name="gr5" svg:width="0.5315in" svg:height="0.2815in" svg:x="2.0402in" svg:y="4.6102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6" draw:style-name="gr2" draw:text-style-name="P13" svg:width="1.5106in" svg:height="0.2189in" svg:x="3.9571in" svg:y="-0.5937in"><text:p text:style-name="P13">callee's responsibility</text:p></draw:rect></text:p>
      <text:p text:style-name="P1"><text:tab/><text:tab/><text:tab/><text:tab/><text:tab/><text:tab/><text:tab/><text:tab/>During function code parsing we trace</text:p>
      <text:p text:style-name="P1"><draw:rect text:anchor-type="paragraph" draw:z-index="4" draw:style-name="gr2" draw:text-style-name="P11" svg:width="2.0004in" svg:height="0.5004in" svg:x="0.0091in" svg:y="0.5965in"><text:p text:style-name="P10"><text:span text:style-name="T6">I</text:span><text:span text:style-name="T8">0</text:span><text:span text:style-name="T9"> (LR)</text:span></text:p></draw:rect><text:tab/><text:tab/><text:tab/><text:tab/><text:tab/><text:tab/><text:tab/><text:tab/>registers touched by the code.</text:p>
      <text:p text:style-name="P1"><text:tab/><text:tab/><text:tab/><text:tab/><text:tab/><text:tab/><text:tab/><text:tab/>Function prologue is emitted in the end</text:p>
      <text:p text:style-name="P1"><text:tab/><text:tab/><text:tab/><text:tab/><text:tab/><text:tab/><text:tab/><text:tab/>saving all the registers contaminated.</text:p>
      <text:p text:style-name="P1"><text:tab/><text:tab/><text:tab/><text:tab/><text:tab/><text:tab/><text:tab/><text:tab/>Link Register is saved only in case this is</text:p>
      <text:p text:style-name="P1"><text:tab/><text:tab/><text:tab/><text:tab/><text:tab/><text:tab/><text:tab/><text:tab/>not a leaf function. This optimization is</text:p>
      <text:p text:style-name="P1"><draw:rect text:anchor-type="paragraph" draw:z-index="5" draw:style-name="gr2" draw:text-style-name="P11" svg:width="2.0004in" svg:height="0.5004in" svg:x="0.0091in" svg:y="0.2236in"><text:p text:style-name="P10"><text:span text:style-name="T6">I</text:span><text:span text:style-name="T8">1</text:span></text:p></draw:rect><text:tab/><text:tab/><text:tab/><text:tab/><text:tab/><text:tab/><text:tab/><text:tab/>achieved rather simply – <text:span text:style-name="T1">call</text:span><text:span text:style-name="T2"> is considered</text:span></text:p>
      <text:p text:style-name="P1"><text:tab/><text:tab/><text:tab/><text:tab/><text:tab/><text:tab/><text:tab/><text:tab/>an instruction that touches Link Register.</text:p>
      <text:p text:style-name="P1"><text:tab/><text:tab/><text:tab/><text:tab/><text:tab/><text:tab/><text:tab/><text:tab/>Consequently, LR has to be pushed as any</text:p>
      <text:p text:style-name="P1"><text:tab/><text:tab/><text:tab/><text:tab/><text:tab/><text:tab/><text:tab/><text:tab/>other register touched by function code.</text:p>
      <text:p text:style-name="P9"><text:tab/><text:tab/>.</text:p>
      <text:p text:style-name="P9"><text:tab/><text:tab/>.</text:p>
      <text:p text:style-name="P9"><text:tab/><text:tab/>.</text:p>
      <text:p text:style-name="P9"/>
      <text:p text:style-name="P1"><draw:rect text:anchor-type="paragraph" draw:z-index="6" draw:style-name="gr2" draw:text-style-name="P11" svg:width="2.0004in" svg:height="0.5004in" svg:x="0.0091in" svg:y="-0.1098in"><text:p text:style-name="P11">I<text:span text:style-name="T10">y</text:span></text:p></draw:rect><text:tab/><text:tab/><text:tab/><text:tab/><text:tab/><text:tab/><text:tab/><text:tab/>Function has a single exit point.</text:p>
      <text:p text:style-name="P1"><text:tab/><text:tab/><text:tab/><text:tab/><text:tab/><text:tab/><text:tab/><text:tab/><text:span text:style-name="T1">Return</text:span> instruction stores return value in</text:p>
      <text:p text:style-name="P1"><text:tab/><text:tab/><text:tab/><text:tab/><text:tab/><text:tab/><text:tab/><text:tab/>preallocated location on the stack, and</text:p>
      <text:p text:style-name="P1"><text:tab/><text:tab/><text:tab/><text:tab/><text:tab/><text:tab/><text:tab/><text:tab/>proceeds to function epilogue.</text:p>
      <text:p text:style-name="P1"/>
      <text:p text:style-name="P1"><draw:rect text:anchor-type="paragraph" draw:z-index="7" draw:style-name="gr2" draw:text-style-name="P11" svg:width="2.0004in" svg:height="0.5004in" svg:x="0.0091in" svg:y="-0.4929in"><text:p text:style-name="P11">R<text:span text:style-name="T10">a</text:span></text:p></draw:rect></text:p>
      <text:p text:style-name="P1"/>
      <text:p text:style-name="P1"><draw:rect text:anchor-type="paragraph" draw:z-index="8" draw:style-name="gr2" draw:text-style-name="P11" svg:width="2.0004in" svg:height="0.5004in" svg:x="0.0091in" svg:y="-0.339in"><text:p text:style-name="P11">R<text:span text:style-name="T10">b</text:span></text:p></draw:rect><draw:rect text:anchor-type="paragraph" draw:z-index="9" draw:style-name="gr2" draw:text-style-name="P11" svg:width="2.0004in" svg:height="0.5004in" svg:x="0.0091in" svg:y="0.4508in"><text:p text:style-name="P11">R<text:span text:style-name="T10">c</text:span></text:p></draw:rect></text:p>
      <text:p text:style-name="P9"><text:tab/><text:tab/>.</text:p>
      <text:p text:style-name="P9"><text:tab/><text:tab/>.</text:p>
      <text:p text:style-name="P9"><text:tab/><text:tab/>.</text:p>
      <text:p text:style-name="P9"/>
      <text:p text:style-name="P1"/>
      <text:p text:style-name="P1"/>
      <text:p text:style-name="P1"/>
      <text:p text:style-name="P1"><draw:rect text:anchor-type="paragraph" draw:z-index="10" draw:style-name="gr3" draw:text-style-name="P11" svg:width="2.0004in" svg:height="0.5004in" svg:x="0.0091in" svg:y="-0.1409in"><text:p/></draw:rect><draw:frame text:anchor-type="paragraph" draw:z-index="14" draw:style-name="gr7" draw:text-style-name="P12" svg:width="0.2504in" svg:height="0.198in" svg:x="2.6028in" svg:y="0.0189in"><draw:text-box><text:p><text:span text:style-name="T6">SP</text:span></text:p></draw:text-box></draw:frame></text:p>
      <text:p text:style-name="P1"/>
      <text:p text:style-name="P1"/>
      <text:p text:style-name="P1"/>
      <text:p text:style-name="P3">Optimization: Constant propagation</text:p>
      <text:p text:style-name="P1">Upon command line flag activation constant propagation optimization is provided.</text:p>
      <text:p text:style-name="P1">Initially, the constant value is identified in the user's code.</text:p>
      <text:p text:style-name="P1">Arithmetic operations performed on constants are reduced to resultant constants and so on.</text:p>
      <text:p text:style-name="P8">Assign<text:span text:style-name="T2"> instruction is special, as on its left resides a symbol whose value may be set only for a limited span.</text:span></text:p>
      <text:p text:style-name="P1">The optimization spans a single basic block – i.e. upon jump instruction (basic block end) or label (new basic block beginning) symbol values are discarded.</text:p>
      <text:p text:style-name="P1">Consequently, constants are not propagated into loops.</text:p>
      <text:p text:style-name="P1">Simple example shows why constant propagation should be limited to a single block:</text:p>
      <text:p text:style-name="P1"/>
      <text:p text:style-name="P1"/>
      <text:p text:style-name="P1"/>
      <text:p text:style-name="P1"/>
      <text:p text:style-name="P1"><text:soft-page-break/>x = 2.5;</text:p>
      <text:p text:style-name="P1">i = 1;</text:p>
      <text:p text:style-name="P1">while ( … ) {</text:p>
      <text:p text:style-name="P1"><text:tab/>i = i + 1;</text:p>
      <text:p text:style-name="P1"><text:tab/>writeln(i);</text:p>
      <text:p text:style-name="P1">}</text:p>
      <text:p text:style-name="P1">x = x + 0.5;</text:p>
      <text:p text:style-name="P1"/>
      <text:p text:style-name="P1"/>
      <text:p text:style-name="P1">If constants were propagated into the loop, the result were look like this:</text:p>
      <text:p text:style-name="P1"/>
      <text:p text:style-name="P1">2</text:p>
      <text:p text:style-name="P1">2</text:p>
      <text:p text:style-name="P1">2</text:p>
      <text:p text:style-name="P1">.</text:p>
      <text:p text:style-name="P1">.</text:p>
      <text:p text:style-name="P1">.</text:p>
      <text:p text:style-name="P1"/>
      <text:p text:style-name="P1">Which is obviously wrong.</text:p>
      <text:p text:style-name="P6">On the other hand, <text:span text:style-name="T1">x</text:span><text:span text:style-name="T2"> is also not constant propagated, even though it would be safe. For this case our implementation is too simplistic.</text:span></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Arial1" fo:font-size="10pt" style:font-name-asian="WenQuanYi Micro Hei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13</meta:generator>
    <dc:date>2012-03-11T02:35:48</dc:date>
    <dc:creator>Andrey </dc:creator>
    <meta:editing-duration>PT7H53M14S</meta:editing-duration>
    <meta:editing-cycles>18</meta:editing-cycles>
    <meta:document-statistic meta:table-count="0" meta:image-count="0" meta:object-count="0" meta:page-count="4" meta:paragraph-count="114" meta:word-count="944" meta:character-count="5934" meta:non-whitespace-character-count="4929"/>
  </office:meta>
</office:document-meta>
</file>